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line-through-style="solid" fo:font-size="12pt" style:font-size-asian="12pt" style:font-size-complex="12pt"/>
    </style:style>
    <style:style style:name="co1" style:family="table-column">
      <style:table-column-properties fo:break-before="auto" style:column-width="3.8311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BB-Name</text:p>
          </table:table-cell>
          <table:table-cell office:value-type="string" table:style-name="ce2">
            <text:p>Nummer</text:p>
          </table:table-cell>
          <table:table-cell office:value-type="string" table:style-name="ce2">
            <text:p>MAC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heep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8:D2:69:4D:A0:5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0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8:62:E4:E4:41:8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0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18:62:E4:D0:DE:3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0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8:62:E4:D0:9E:6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8:62:E4:D0:61:4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8:62:E4:E3:6E: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0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18:62:E4:D0:AF:0B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0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18:62:E4:E4:39:D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0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8:62:E4:D0:E5:FB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0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8:62:E4:D0:D4:A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8:62:E4:E4:24:C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8:62:E4:E4:0E:5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8:62:E4:D0:AA:F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8:62:E4:D0:D7: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8:62:E4:E3:89: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8:62:E4:D0:BC: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8:62:E4:D0:59: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7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18:62:E4:E3:F8: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18:62:E4:D0:DA: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18:62:E4:D0:CB:D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18:62:E4:D0:CB:B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18:62:E4:D0:CE: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2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18:62:E4:D1:16: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18:62:E4:E3:B0:9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18:62:E4:E4:2C:5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18:62:E4:D0:C3:F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6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18:62:E4:D0:B6:C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18:62:E4:D0:C3:DB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8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18:62:E4:D0:C5:5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9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18:62:E4:D0:E5:B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3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18:62:E4:D1:27:4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1048543" table:style-name="ro2">
          <table:table-cell table:number-columns-repeated="16384"/>
        </table:table-row>
      </table:table>
      <table:database-ranges>
        <table:database-range table:target-range-address="Sheet1.A1:Sheet1.C3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ingmo</meta:initial-creator>
    <dc:creator>ingmo</dc:creator>
    <meta:creation-date>2021-01-27T12:36:28Z</meta:creation-date>
    <dc:date>2021-01-27T17:30:50Z</dc:date>
  </office:meta>
</office:document-meta>
</file>